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Effective interest rate </math:mtext>
          <math:mo math:stretchy="false">⇒</math:mo>
          <math:mtext> nominal interest rate:</math:mtext>
        </math:mrow>
      </math:mtr>
      <math:mtr>
        <math:mrow>
          <math:mi math:fontstyle="italic">APR</math:mi>
          <math:mo math:stretchy="false">=</math:mo>
          <math:mrow>
            <math:mrow>
              <math:mfenced math:open="[" math:close="]">
                <math:mrow>
                  <math:mroot>
                    <math:mrow>
                      <math:mn>1</math:mn>
                      <math:mo math:stretchy="false">+</math:mo>
                      <math:mfrac>
                        <math:mi math:fontstyle="italic">EFF</math:mi>
                        <math:mn>100</math:mn>
                      </math:mfrac>
                    </math:mrow>
                    <math:mrow>
                      <math:mi>c</math:mi>
                      <math:mo math:stretchy="false">/</math:mo>
                      <math:mi math:fontstyle="italic">yr</math:mi>
                    </math:mrow>
                  </math:mroot>
                  <math:mo math:stretchy="false">−</math:mo>
                  <math:mn>1</math:mn>
                </math:mrow>
              </math:mfenced>
              <math:mo math:stretchy="false">∗</math:mo>
              <math:mrow>
                <math:mi>c</math:mi>
                <math:mo math:stretchy="false">/</math:mo>
                <math:mi math:fontstyle="italic">yr</math:mi>
              </math:mrow>
            </math:mrow>
            <math:mo math:stretchy="false">∗</math:mo>
            <math:mn>100</math:mn>
          </math:mrow>
        </math:mrow>
      </math:mtr>
      <math:mtr>
        <math:mtext>where:</math:mtext>
      </math:mtr>
      <math:mtr>
        <math:mrow>
          <math:mrow>
            <math:mi>c</math:mi>
            <math:mo math:stretchy="false">/</math:mo>
            <math:mi math:fontstyle="italic">yr</math:mi>
          </math:mrow>
          <math:mo math:stretchy="false">=</math:mo>
          <math:mtext>number of interest periods for APR</math:mtext>
        </math:mrow>
      </math:mtr>
    </math:mtable>
    <math:annotation math:encoding="StarMath 5.0">"Effective interest rate " drarrow " nominal interest rate:" newline
APR = left [ NROOT {c/yr} {1+ EFF over 100} -1 right ] * {c/yr} * 100 newline
"where:" newline
{c/yr} = "number of interest periods for APR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